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nb" fo:country="NO"/>
    </style:style>
    <style:style style:name="P2" style:family="paragraph" style:parent-style-name="Text_20_body" style:list-style-name="L1">
      <style:text-properties fo:language="nb" fo:country="NO"/>
    </style:style>
    <style:style style:name="P3" style:family="paragraph" style:parent-style-name="Text_20_body" style:list-style-name="L1">
      <style:text-properties fo:language="nb" fo:country="NO" officeooo:paragraph-rsid="000d6710"/>
    </style:style>
    <style:style style:name="P4" style:family="paragraph" style:parent-style-name="Text_20_body">
      <style:text-properties fo:language="nb" fo:country="NO" officeooo:paragraph-rsid="000c3a01"/>
    </style:style>
    <style:style style:name="P5" style:family="paragraph" style:parent-style-name="Text_20_body">
      <style:text-properties fo:language="nb" fo:country="NO" officeooo:paragraph-rsid="000d6710"/>
    </style:style>
    <style:style style:name="P6" style:family="paragraph" style:parent-style-name="Text_20_body">
      <style:text-properties fo:language="nb" fo:country="NO" officeooo:paragraph-rsid="000e1e59"/>
    </style:style>
    <style:style style:name="P7" style:family="paragraph" style:parent-style-name="Text_20_body">
      <style:text-properties officeooo:paragraph-rsid="000c3a01"/>
    </style:style>
    <style:style style:name="P8" style:family="paragraph" style:parent-style-name="Text_20_body">
      <style:text-properties officeooo:paragraph-rsid="000d6710"/>
    </style:style>
    <style:style style:name="P9" style:family="paragraph" style:parent-style-name="Heading_20_2">
      <style:text-properties fo:language="nb" fo:country="NO"/>
    </style:style>
    <style:style style:name="P10" style:family="paragraph" style:parent-style-name="Heading_20_1">
      <style:text-properties fo:language="nb" fo:country="NO"/>
    </style:style>
    <style:style style:name="T1" style:family="text">
      <style:text-properties fo:language="nb" fo:country="NO"/>
    </style:style>
    <style:style style:name="T2" style:family="text">
      <style:text-properties fo:language="nb" fo:country="NO" officeooo:rsid="000c3a01"/>
    </style:style>
    <style:style style:name="T3" style:family="text">
      <style:text-properties fo:language="nb" fo:country="NO" officeooo:rsid="000d6710"/>
    </style:style>
    <style:style style:name="T4" style:family="text">
      <style:text-properties fo:language="nb" fo:country="NO" officeooo:rsid="000e1e59"/>
    </style:style>
    <style:style style:name="T5" style:family="text">
      <style:text-properties officeooo:rsid="000c3a01"/>
    </style:style>
    <style:style style:name="T6" style:family="text">
      <style:text-properties officeooo:rsid="000d6710"/>
    </style:style>
    <style:style style:name="T7" style:family="text">
      <style:text-properties officeooo:rsid="000e1e5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5">Dette dokumentet</text:span></text:h>
      <text:p text:style-name="P7"><text:span text:style-name="T5">Dette dokumentet er en oversikt over SvarUt programmvaren, hvilke tjenester denne tilbyr, og hva som kreves for å ta dette i bruk i en organisasjon. </text:span></text:p>
      <text:h text:style-name="Heading_20_2" text:outline-level="2">Hva er SvarUt </text:h>
      <text:p text:style-name="P4">SvarUt er programvare som kan benyttes til å sette opp en intern kommunal tjeneste for å sende elektronisk post til privatpersoner og organisasjoner via de offentlige postkassene i Norge.no og Altinn , samt forsendelser med vanlig post. </text:p>
      <text:p text:style-name="P4">SvarUt vil typisk gjøres i form av en WebService , som andre applikasjoner i kommunen kan benytte seg av for å sende ut dokumenter.</text:p>
      <text:h text:style-name="P9" text:outline-level="2">Feature<text:span text:style-name="T6">s</text:span>:</text:h>
      <text:list xml:id="list1490267168" text:style-name="L1">
        <text:list-item>
          <text:p text:style-name="P2"><text:span text:style-name="T5">S</text:span>end elektronisk post til bedrifter og organisasjoner via Altinn postkasse.</text:p>
        </text:list-item>
        <text:list-item>
          <text:p text:style-name="P3"><text:span text:style-name="T5">S</text:span>end elektronisk post til privatpersoner via Minside.Norge.no postkasse.</text:p>
        </text:list-item>
        <text:list-item>
          <text:p text:style-name="P3"><text:span text:style-name="T6">O</text:span>verhold 7-dagers regelen ved elektronisk distribusjon:</text:p>
          <text:list>
            <text:list-item>
              <text:p text:style-name="P2">Kontrollerer om en utsendelse leses elektronisk.</text:p>
            </text:list-item>
            <text:list-item>
              <text:p text:style-name="P2">Videresender til print leverandør dersom elektronisk adresse ikke er angitt, eller dokumentet ikke bl<text:span text:style-name="T6">e</text:span> lest elektronisk.</text:p>
            </text:list-item>
          </text:list>
        </text:list-item>
        <text:list-item>
          <text:p text:style-name="P2"><text:span text:style-name="T6">S</text:span>end epost <text:span text:style-name="T6">(</text:span>uten oppfølging i forhold til 7-dagers regelen<text:span text:style-name="T6">).</text:span></text:p>
        </text:list-item>
        <text:list-item>
          <text:p text:style-name="P2">Eksempel-kode <text:span text:style-name="T6">med</text:span> WebService grensesnitt <text:span text:style-name="T6">(</text:span>Saop (jax-ws) og Rest (jax-rs)<text:span text:style-name="T6">) og</text:span> <text:span text:style-name="T6">kjørbare integrasjonstester mot inkludert virtuell maskin.</text:span></text:p>
        </text:list-item>
        <text:list-item>
          <text:p text:style-name="P2">Ta vare på utsendelser i et eget arkiv i et konfigurer-bart antall dager.</text:p>
        </text:list-item>
        <text:list-item>
          <text:p text:style-name="P2"><text:span text:style-name="T6">A</text:span>dministrasjons modul (jmx).</text:p>
        </text:list-item>
      </text:list>
      <text:h text:style-name="P10" text:outline-level="1">Hvem kan nyttiggjøre seg SvarUt </text:h>
      <text:p text:style-name="P5">SvarUt er tilgjengelig som fri programvare (kildekode), <text:span text:style-name="T6">d</text:span>et vil si programvare der brukeren har lisensfestet rett til å endre og re-distribuere programvaren (se Lisens). Foreløpig vedlikeholdes SvarUt av Bergen Kommune (se Kontakt info) og programvare og dokumentasjon kan lastes ned fra <text:a xlink:type="simple" xlink:href="http://delingsbazaren.no/">Delingsbazaren</text:a>. </text:p>
      <text:p text:style-name="P5">Senere kan det bli aktuelt at SvarUt etableres som et "dugnadsprosjekt" mellom kommuner som bruker SvarUt, og at videreutvikling av programvaren blir et felles anliggende. </text:p>
      <text:h text:style-name="P9" text:outline-level="2">Krav til kunnskaper</text:h>
      <text:p text:style-name="P5">SvarUt er skrevet i Java og består av rutinebibliotek og eksempelkode. Koden bygges med Maven, man må konfigurere eksempelkoden med egne parametre for kontakt med Norge.no og Altinn før eksempelkoden vil virke. </text:p>
      <text:p text:style-name="P5">Man vil trenge gode kunnskaper om Spring og Enterprise Java for å kunne nyttiggjøre seg SvarUt-koden slik den foreligger, <text:span text:style-name="T6">og</text:span> påregne programmering for å få til et produksjonsklart prosjekt.</text:p>
      <text:h text:style-name="P9" text:outline-level="2"><text:soft-page-break/>Krav til arkitektur</text:h>
      <text:p text:style-name="Text_20_body"><text:span text:style-name="T1">Man vi</text:span><text:span text:style-name="T2">l</text:span><text:span text:style-name="T1"> trenge runtime miljøer for utvikling, test og produksjon i form av J2EE-applikasjons-servere – som Jboss, Jetty, Tomcat, WebSphere, WebLogic eller lignende. I tillegg kommer en SQL database med Jdbc støtte – det er ful</text:span><text:span text:style-name="T3">l</text:span><text:span text:style-name="T1">t mulig å </text:span><text:span text:style-name="T4">implementere SvarUt kun gjennom</text:span><text:span text:style-name="T1"> fri programvare (Open Source). </text:span></text:p>
      <text:h text:style-name="P9" text:outline-level="2"><text:span text:style-name="T6">T</text:span>ilpa<text:span text:style-name="T6">s</text:span>sning<text:span text:style-name="T6">er</text:span></text:h>
      <text:p text:style-name="P8"><text:span text:style-name="T3">Som nevnt over kreves det en del koding for å ta applikasjonen i bruk i organisasjonen, for det meste i form av at man må utforme integrasjoner mot eksisterende kommunale systemer på den ene siden og leverandører av for eksempel print-tjenester på den andre. </text:span></text:p>
      <text:p text:style-name="P8"><text:span text:style-name="T3">SvarUt koden tilrettelegger for utforming av disse integrasjonene gjennom interfacer, i print-tjeneste eksempelet gjennom PrintServiceProvider. Eksempelkoden leveres med mocks for disse grensesnittene, slik at integrasjonstester kan kjøres.</text:span></text:p>
      <text:h text:style-name="P10" text:outline-level="1">Lisens</text:h>
      <text:p text:style-name="P6"><text:span text:style-name="T6">GPL v.3</text:span> <text:span text:style-name="T7">(http://www.gnu.org/copyleft/gpl.html).</text:span></text:p>
      <text:h text:style-name="P9" text:outline-level="2">Kontakt informasjon.</text:h>
      <text:p text:style-name="P1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nar Valen</meta:initial-creator>
    <meta:creation-date>2011-08-23T12:13:04</meta:creation-date>
    <dc:date>2011-10-19T10:22:43</dc:date>
    <dc:creator>Andreas Berre</dc:creator>
    <meta:editing-duration>PT05H55M02S</meta:editing-duration>
    <meta:editing-cycles>12</meta:editing-cycles>
    <meta:generator>OpenOffice.org/3.2$Unix OpenOffice.org_project/320m19$Build-9505</meta:generator>
    <meta:document-statistic meta:table-count="0" meta:image-count="0" meta:object-count="0" meta:page-count="2" meta:paragraph-count="30" meta:word-count="452" meta:character-count="3066"/>
  </office:meta>
</office:document-meta>
</file>